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HTML References</text:h>
      <text:p text:style-name="Text_20_body">At W3Schools you will find complete references about HTML elements, attributes, events, color names, entities, character-sets, URL encoding, language codes, HTTP messages, browser support, and more:</text:p>
      <text:p text:style-name="P2"><text:a xlink:type="simple" xlink:href="https://www.w3schools.com/tags/default.asp" text:style-name="Internet_20_link" text:visited-style-name="Visited_20_Internet_20_Link">HTML Elements</text:a> </text:p>
      <text:p text:style-name="P1"><text:a xlink:type="simple" xlink:href="https://www.w3schools.com/tags/ref_html_browsersupport.asp" text:style-name="Internet_20_link" text:visited-style-name="Visited_20_Internet_20_Link">Browser Support</text:a> </text:p>
      <text:p text:style-name="P1"><text:a xlink:type="simple" xlink:href="https://www.w3schools.com/tags/ref_attributes.asp" text:style-name="Internet_20_link" text:visited-style-name="Visited_20_Internet_20_Link">Attributes</text:a> </text:p>
      <text:p text:style-name="P1"><text:a xlink:type="simple" xlink:href="https://www.w3schools.com/tags/ref_standardattributes.asp" text:style-name="Internet_20_link" text:visited-style-name="Visited_20_Internet_20_Link">Global Attributes</text:a> </text:p>
      <text:p text:style-name="P1"><text:a xlink:type="simple" xlink:href="https://www.w3schools.com/tags/ref_eventattributes.asp" text:style-name="Internet_20_link" text:visited-style-name="Visited_20_Internet_20_Link">Event Attributes</text:a> </text:p>
      <text:p text:style-name="P1"><text:a xlink:type="simple" xlink:href="https://www.w3schools.com/tags/ref_colornames.asp" text:style-name="Internet_20_link" text:visited-style-name="Visited_20_Internet_20_Link">Color Names</text:a> </text:p>
      <text:p text:style-name="P1"><text:a xlink:type="simple" xlink:href="https://www.w3schools.com/tags/ref_canvas.asp" text:style-name="Internet_20_link" text:visited-style-name="Visited_20_Internet_20_Link">Canvas</text:a> </text:p>
      <text:p text:style-name="P1"><text:a xlink:type="simple" xlink:href="https://www.w3schools.com/tags/ref_av_dom.asp" text:style-name="Internet_20_link" text:visited-style-name="Visited_20_Internet_20_Link">Audio/Video DOM</text:a> </text:p>
      <text:p text:style-name="P1"><text:a xlink:type="simple" xlink:href="https://www.w3schools.com/tags/ref_charactersets.asp" text:style-name="Internet_20_link" text:visited-style-name="Visited_20_Internet_20_Link">Character Sets</text:a> </text:p>
      <text:p text:style-name="P1"><text:a xlink:type="simple" xlink:href="https://www.w3schools.com/tags/ref_urlencode.asp" text:style-name="Internet_20_link" text:visited-style-name="Visited_20_Internet_20_Link">URL Encoding</text:a> </text:p>
      <text:p text:style-name="P1"><text:a xlink:type="simple" xlink:href="https://www.w3schools.com/tags/ref_language_codes.asp" text:style-name="Internet_20_link" text:visited-style-name="Visited_20_Internet_20_Link">Language Codes</text:a> </text:p>
      <text:p text:style-name="P1"><text:a xlink:type="simple" xlink:href="https://www.w3schools.com/tags/ref_country_codes.asp" text:style-name="Internet_20_link" text:visited-style-name="Visited_20_Internet_20_Link">Country Codes</text:a> </text:p>
      <text:p text:style-name="P1"><text:a xlink:type="simple" xlink:href="https://www.w3schools.com/tags/ref_httpmessages.asp" text:style-name="Internet_20_link" text:visited-style-name="Visited_20_Internet_20_Link">HTTP Messages</text:a> </text:p>
      <text:p text:style-name="P1"><text:a xlink:type="simple" xlink:href="https://www.w3schools.com/tags/ref_pxtoemconversion.asp" text:style-name="Internet_20_link" text:visited-style-name="Visited_20_Internet_20_Link">Px to Em Converter</text:a> </text:p>
      <text:p text:style-name="P1"><text:a xlink:type="simple" xlink:href="https://www.w3schools.com/tags/ref_keyboardshortcuts.asp" text:style-name="Internet_20_link" text:visited-style-name="Visited_20_Internet_20_Link">Keyboard Shortcuts</text:a>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9T23:19:23.629000000</meta:creation-date>
    <dc:date>2020-08-09T23:21:18.667000000</dc:date>
    <meta:editing-duration>PT1M55S</meta:editing-duration>
    <meta:editing-cycles>1</meta:editing-cycles>
    <meta:document-statistic meta:table-count="0" meta:image-count="0" meta:object-count="0" meta:page-count="1" meta:paragraph-count="17" meta:word-count="58" meta:character-count="433" meta:non-whitespace-character-count="377"/>
    <meta:generator>LibreOffice/6.4.4.2$Windows_X86_64 LibreOffice_project/3d775be2011f3886db32dfd395a6a6d1ca2630ff</meta:generator>
  </office:meta>
</office:document-meta>
</file>